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7.041cm" fo:margin-left="-0.037cm" fo:margin-right="-0.004cm" table:align="margins"/>
    </style:style>
    <style:style style:name="Tabell1.A" style:family="table-column">
      <style:table-column-properties style:column-width="4.295cm" style:rel-column-width="16517*"/>
    </style:style>
    <style:style style:name="Tabell1.B" style:family="table-column">
      <style:table-column-properties style:column-width="4.249cm" style:rel-column-width="16341*"/>
    </style:style>
    <style:style style:name="Tabell1.C" style:family="table-column">
      <style:table-column-properties style:column-width="4.247cm" style:rel-column-width="16334*"/>
    </style:style>
    <style:style style:name="Tabell1.D" style:family="table-column">
      <style:table-column-properties style:column-width="4.249cm" style:rel-column-width="16343*"/>
    </style:style>
    <style:style style:name="Tabell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ell1.B1" style:family="table-cell" style:data-style-name="N8100">
      <style:table-cell-properties fo:background-color="#000000" fo:padding="0cm" fo:border-left="none" fo:border-right="none" fo:border-top="0.002cm solid #000000" fo:border-bottom="none">
        <style:background-image/>
      </style:table-cell-properties>
    </style:style>
    <style:style style:name="Tabell1.D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ell1.A2" style:family="table-cell" style:data-style-name="N8100">
      <style:table-cell-properties fo:background-color="#aecf00" fo:padding="0cm" fo:border-left="0.002cm solid #000000" fo:border-right="none" fo:border-top="none" fo:border-bottom="none">
        <style:background-image/>
      </style:table-cell-properties>
    </style:style>
    <style:style style:name="Tabell1.B2" style:family="table-cell">
      <style:table-cell-properties fo:background-color="#aecf00" fo:padding="0cm" fo:border="none">
        <style:background-image/>
      </style:table-cell-properties>
    </style:style>
    <style:style style:name="Tabell1.D2" style:family="table-cell">
      <style:table-cell-properties fo:background-color="#aecf00" fo:padding="0cm" fo:border-left="none" fo:border-right="0.002cm solid #000000" fo:border-top="none" fo:border-bottom="none">
        <style:background-image/>
      </style:table-cell-properties>
    </style:style>
    <style:style style:name="Tabell1.A5" style:family="table-cell" style:data-style-name="N8100">
      <style:table-cell-properties fo:background-color="#c5000b" fo:padding="0cm" fo:border-left="0.002cm solid #000000" fo:border-right="none" fo:border-top="none" fo:border-bottom="none">
        <style:background-image/>
      </style:table-cell-properties>
    </style:style>
    <style:style style:name="Tabell1.B5" style:family="table-cell">
      <style:table-cell-properties fo:background-color="#c5000b" fo:padding="0cm" fo:border="none">
        <style:background-image/>
      </style:table-cell-properties>
    </style:style>
    <style:style style:name="Tabell1.D5" style:family="table-cell">
      <style:table-cell-properties fo:background-color="#c5000b" fo:padding="0cm" fo:border-left="none" fo:border-right="0.002cm solid #000000" fo:border-top="none" fo:border-bottom="none">
        <style:background-image/>
      </style:table-cell-properties>
    </style:style>
    <style:style style:name="Tabell1.A12" style:family="table-cell" style:data-style-name="N8100">
      <style:table-cell-properties fo:background-color="#c5000b" fo:padding="0cm" fo:border-left="0.002cm solid #000000" fo:border-right="none" fo:border-top="none" fo:border-bottom="0.002cm solid #000000">
        <style:background-image/>
      </style:table-cell-properties>
    </style:style>
    <style:style style:name="Tabell1.B12" style:family="table-cell">
      <style:table-cell-properties fo:background-color="#c5000b" fo:padding="0cm" fo:border-left="none" fo:border-right="none" fo:border-top="none" fo:border-bottom="0.002cm solid #000000">
        <style:background-image/>
      </style:table-cell-properties>
    </style:style>
    <style:style style:name="Tabell1.D12" style:family="table-cell">
      <style:table-cell-properties fo:background-color="#c5000b" fo:padding="0cm" fo:border-left="none" fo:border-right="0.002cm solid #000000" fo:border-top="none" fo:border-bottom="0.002cm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style>
    <style:style style:name="T1"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number:text-style style:name="N8100" number:language="sv" number:country="SE">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box – Testrapport</text:h>
      <text:p text:style-name="Text_20_body">Win + r och sök på cmd</text:p>
      <table:table table:name="Tabell1" table:style-name="Tabell1">
        <table:table-column table:style-name="Tabell1.A"/>
        <table:table-column table:style-name="Tabell1.B"/>
        <table:table-column table:style-name="Tabell1.C"/>
        <table:table-column table:style-name="Tabell1.D"/>
        <table:table-row>
          <table:table-cell table:style-name="Tabell1.A1" office:value-type="float" office:value="0">
            <text:p text:style-name="P1">Id</text:p>
          </table:table-cell>
          <table:table-cell table:style-name="Tabell1.B1" office:value-type="float" office:value="0">
            <text:p text:style-name="P1">Input</text:p>
          </table:table-cell>
          <table:table-cell table:style-name="Tabell1.B1" office:value-type="float" office:value="0">
            <text:p text:style-name="P1">Resultat</text:p>
          </table:table-cell>
          <table:table-cell table:style-name="Tabell1.D1" office:value-type="float" office:value="0">
            <text:p text:style-name="P1">Kommentar</text:p>
          </table:table-cell>
        </table:table-row>
        <table:table-row>
          <table:table-cell table:style-name="Tabell1.A2" office:value-type="float" office:value="0">
            <text:p text:style-name="P2">1</text:p>
          </table:table-cell>
          <table:table-cell table:style-name="Tabell1.B2" office:value-type="string">
            <text:p text:style-name="P2">2,0 2,0 2,0</text:p>
          </table:table-cell>
          <table:table-cell table:style-name="Tabell1.B2" office:value-type="string">
            <text:p text:style-name="P2">Pass</text:p>
          </table:table-cell>
          <table:table-cell table:style-name="Tabell1.D2" office:value-type="string">
            <text:p text:style-name="P2">Triangeln är liksidig</text:p>
          </table:table-cell>
        </table:table-row>
        <table:table-row>
          <table:table-cell table:style-name="Tabell1.A2" office:value-type="float" office:value="0">
            <text:p text:style-name="P2">2</text:p>
          </table:table-cell>
          <table:table-cell table:style-name="Tabell1.B2" office:value-type="string">
            <text:p text:style-name="P2">4,0 4,0 3,0</text:p>
          </table:table-cell>
          <table:table-cell table:style-name="Tabell1.B2" office:value-type="string">
            <text:p text:style-name="P2">Pass</text:p>
          </table:table-cell>
          <table:table-cell table:style-name="Tabell1.D2" office:value-type="string">
            <text:p text:style-name="P2">Triangeln är likbent</text:p>
          </table:table-cell>
        </table:table-row>
        <table:table-row>
          <table:table-cell table:style-name="Tabell1.A2" office:value-type="float" office:value="0">
            <text:p text:style-name="P2">3</text:p>
          </table:table-cell>
          <table:table-cell table:style-name="Tabell1.B2" office:value-type="string">
            <text:p text:style-name="P2">4,5 5,0 6,0</text:p>
          </table:table-cell>
          <table:table-cell table:style-name="Tabell1.B2" office:value-type="string">
            <text:p text:style-name="P2">Pass</text:p>
          </table:table-cell>
          <table:table-cell table:style-name="Tabell1.D2" office:value-type="string">
            <text:p text:style-name="P2">Triangeln har inga lika sidor</text:p>
          </table:table-cell>
        </table:table-row>
        <table:table-row>
          <table:table-cell table:style-name="Tabell1.A5" office:value-type="float" office:value="0">
            <text:p text:style-name="P2">4</text:p>
          </table:table-cell>
          <table:table-cell table:style-name="Tabell1.B5" office:value-type="string">
            <text:p text:style-name="P2">11,0 0,0 0,0</text:p>
          </table:table-cell>
          <table:table-cell table:style-name="Tabell1.B5" office:value-type="string">
            <text:p text:style-name="P2">Fail</text:p>
          </table:table-cell>
          <table:table-cell table:style-name="Tabell1.D5" office:value-type="string">
            <text:p text:style-name="P2">Triangeln är likbent</text:p>
          </table:table-cell>
        </table:table-row>
        <table:table-row>
          <table:table-cell table:style-name="Tabell1.A5" office:value-type="float" office:value="0">
            <text:p text:style-name="P2">5</text:p>
          </table:table-cell>
          <table:table-cell table:style-name="Tabell1.B5" office:value-type="string">
            <text:p text:style-name="P2">X, Y, Z</text:p>
          </table:table-cell>
          <table:table-cell table:style-name="Tabell1.B5" office:value-type="string">
            <text:p text:style-name="P2"/>
          </table:table-cell>
          <table:table-cell table:style-name="Tabell1.D5" office:value-type="string">
            <text:p text:style-name="P2">Ohanterat undantag. Indatasträngen hade ett felaktigt format</text:p>
          </table:table-cell>
        </table:table-row>
        <table:table-row>
          <table:table-cell table:style-name="Tabell1.A5" office:value-type="float" office:value="0">
            <text:p text:style-name="P2">6</text:p>
          </table:table-cell>
          <table:table-cell table:style-name="Tabell1.B5" office:value-type="string">
            <text:p text:style-name="P2">8,0 9,0</text:p>
          </table:table-cell>
          <table:table-cell table:style-name="Tabell1.B5" office:value-type="string">
            <text:p text:style-name="P2">Fail</text:p>
          </table:table-cell>
          <table:table-cell table:style-name="Tabell1.D5" office:value-type="string">
            <text:p text:style-name="P2">Triangeln är likbent</text:p>
          </table:table-cell>
        </table:table-row>
        <table:table-row>
          <table:table-cell table:style-name="Tabell1.A5" office:value-type="float" office:value="0">
            <text:p text:style-name="P2">7</text:p>
          </table:table-cell>
          <table:table-cell table:style-name="Tabell1.B5" office:value-type="string">
            <text:p text:style-name="P2">13,0 13,0 10,0 10,0</text:p>
          </table:table-cell>
          <table:table-cell table:style-name="Tabell1.B5" office:value-type="string">
            <text:p text:style-name="P2">Fail</text:p>
          </table:table-cell>
          <table:table-cell table:style-name="Tabell1.D5" office:value-type="string">
            <text:p text:style-name="P2">Triangeln är likbent</text:p>
          </table:table-cell>
        </table:table-row>
        <table:table-row>
          <table:table-cell table:style-name="Tabell1.A5" office:value-type="float" office:value="0">
            <text:p text:style-name="P2">8</text:p>
          </table:table-cell>
          <table:table-cell table:style-name="Tabell1.B5" office:value-type="string">
            <text:p text:style-name="P2">0,1 0,1 0,9</text:p>
          </table:table-cell>
          <table:table-cell table:style-name="Tabell1.B5" office:value-type="string">
            <text:p text:style-name="P2">Fail</text:p>
          </table:table-cell>
          <table:table-cell table:style-name="Tabell1.D5" office:value-type="string">
            <text:p text:style-name="P2">Triangeln är liksidig</text:p>
          </table:table-cell>
        </table:table-row>
        <table:table-row>
          <table:table-cell table:style-name="Tabell1.A2" office:value-type="float" office:value="0">
            <text:p text:style-name="P2">9</text:p>
          </table:table-cell>
          <table:table-cell table:style-name="Tabell1.B2" office:value-type="string">
            <text:p text:style-name="P2">10000,0 10000,0 9988,7</text:p>
          </table:table-cell>
          <table:table-cell table:style-name="Tabell1.B2" office:value-type="string">
            <text:p text:style-name="P2">Pass</text:p>
          </table:table-cell>
          <table:table-cell table:style-name="Tabell1.D2" office:value-type="string">
            <text:p text:style-name="P2">Triangeln är likbent</text:p>
          </table:table-cell>
        </table:table-row>
        <table:table-row>
          <table:table-cell table:style-name="Tabell1.A5" office:value-type="float" office:value="0">
            <text:p text:style-name="P2">10</text:p>
          </table:table-cell>
          <table:table-cell table:style-name="Tabell1.B5" office:value-type="string">
            <text:p text:style-name="P2">-10,0 -11,0 -11,0</text:p>
          </table:table-cell>
          <table:table-cell table:style-name="Tabell1.B5" office:value-type="string">
            <text:p text:style-name="P2">Fail</text:p>
          </table:table-cell>
          <table:table-cell table:style-name="Tabell1.D5" office:value-type="string">
            <text:p text:style-name="P2">Triangeln är likbent</text:p>
          </table:table-cell>
        </table:table-row>
        <table:table-row>
          <table:table-cell table:style-name="Tabell1.A12" office:value-type="float" office:value="0">
            <text:p text:style-name="P4"><text:span text:style-name="T1">11</text:span></text:p>
          </table:table-cell>
          <table:table-cell table:style-name="Tabell1.B12" office:value-type="string">
            <text:p text:style-name="P2"/>
          </table:table-cell>
          <table:table-cell table:style-name="Tabell1.B12" office:value-type="string">
            <text:p text:style-name="P2">Fail</text:p>
          </table:table-cell>
          <table:table-cell table:style-name="Tabell1.D12" office:value-type="string">
            <text:p text:style-name="P2">Triangeln är liksidig</text:p>
          </table:table-cell>
        </table:table-row>
      </table:table>
      <text:p text:style-name="Standard"/>
      <text:p text:style-name="Standard"/>
      <text:h text:style-name="Heading_20_1" text:outline-level="1">Analys</text:h>
      <text:p text:style-name="Text_20_body">De grundläggande och huvudsaklika funktionerna i applikationen fungerar bra, men det är också det enda som fungerar. När man matar in någonting utanför gränserna för det rimliga får man antingen ett felaktigt svarsmeddelande eller så kastas ett undantag (vilket det inte finns någon hantering för i applikationen). </text:p>
      <text:p text:style-name="Text_20_body">För det första behöver applikationen ändras så att undantagen tas om hand om man matar in värden av felaktig datatyp. </text:p>
      <text:p text:style-name="Text_20_body">Vidare behöver det korrigeras så att man inte kommer vidare då man matar in mer eller mindre än 3 st decimaltal. I nuläget får man ett svarsmeddelande vare sig man inte matar in något tal alls eller om man matar in fler än 3 st, vilket är orimligt för en triangel.</text:p>
      <text:p text:style-name="Text_20_body">Det fungerar även bra att mata in negativa tal eller 0, 0 som värde, vilket är orimligt för en triangel. </text:p>
      <text:p text:style-name="Text_20_body">Applikationen kan inte hantera positiva tal som är mindre än 1, då avrundar den alla tal till 1 ochräknar triangeln som liksid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ke Grinde</meta:initial-creator>
    <meta:creation-date>2013-11-26T16:35:11</meta:creation-date>
    <dc:date>2013-11-26T21:00:42</dc:date>
    <dc:creator>Marike Grinde</dc:creator>
    <meta:editing-duration>PT1H10M57S</meta:editing-duration>
    <meta:editing-cycles>15</meta:editing-cycles>
    <meta:generator>OpenOffice/4.0.1$Unix OpenOffice.org_project/401m5$Build-9714</meta:generator>
    <meta:document-statistic meta:table-count="1" meta:image-count="0" meta:object-count="0" meta:page-count="1" meta:paragraph-count="54" meta:word-count="265" meta:character-count="1458"/>
  </office:meta>
</office:document-meta>
</file>